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Bonjour à tous,</text:p>
      <text:section text:style-name="Sect1" text:name="jsc_c_28e">
        <text:p text:style-name="Standard">J'aurais besoin de votre aide.</text:p>
        <text:p text:style-name="Standard">Est ce qu'une personne, abonnée sur MyHeritage, pourrait me donner les informations (Parents, enfants, petits enfants) de Simone PIETTE née Algaron (épouse de rené jean piette) ?</text:p>
        <text:p text:style-name="Standard">A priori, la fiche de cette personne fait référence à une page "PIETTE WEB Site" gérée par le membre "piette" de Myheritage mais il y a plein de page "Piette web site" et, n'étant pas abonné à MyHeritage, je n'arrive pas à trouver celle qui contiendrait les informations sur Simone Algaron.</text:p>
        <text:p text:style-name="Standard">Merci d'avance de votre aide</text:p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F PARNEIX</meta:initial-creator>
    <meta:creation-date>2022-09-15T13:38:31.06</meta:creation-date>
    <meta:document-statistic meta:table-count="0" meta:image-count="0" meta:object-count="0" meta:page-count="1" meta:paragraph-count="5" meta:word-count="91" meta:character-count="541"/>
    <dc:date>2022-09-15T13:39:05.42</dc:date>
    <dc:creator>JF PARNEIX</dc:creator>
    <meta:editing-duration>PT35S</meta:editing-duration>
    <meta:editing-cycles>1</meta:editing-cycles>
    <meta:generator>OpenOffice/4.1.7$Win32 OpenOffice.org_project/417m1$Build-9800</meta:generator>
  </office:meta>
</office:document-meta>
</file>